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5400000056FEECBB432803B2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officeooo:rsid="000beebb" officeooo:paragraph-rsid="000beebb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beebb" officeooo:paragraph-rsid="000beebb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0beebb" officeooo:paragraph-rsid="000beebb" style:font-size-asian="14pt" style:font-weight-asian="bold" style:font-size-complex="14pt" style:font-weight-complex="bold"/>
    </style:style>
    <style:style style:name="P4" style:family="paragraph" style:parent-style-name="Standard">
      <style:paragraph-properties style:line-height-at-least="0.393cm"/>
      <style:text-properties fo:color="#000000" style:font-name="Droid Sans Mono" fo:font-size="7.84999990463257pt" fo:font-weight="normal" fo:background-color="#ffffff"/>
    </style:style>
    <style:style style:name="P5" style:family="paragraph" style:parent-style-name="Standard">
      <style:paragraph-properties style:line-height-at-least="0.393cm"/>
      <style:text-properties fo:color="#000000" style:font-name="Droid Sans Mono" fo:font-size="12pt" fo:font-weight="normal" fo:background-color="#ffffff" style:font-size-asian="12pt" style:font-size-complex="12pt"/>
    </style:style>
    <style:style style:name="P6" style:family="paragraph" style:parent-style-name="Standard">
      <style:paragraph-properties style:line-height-at-least="0.393cm"/>
      <style:text-properties fo:color="#000000" style:font-name="Liberation Serif" fo:font-size="14pt" fo:font-weight="bold" officeooo:rsid="000beebb" officeooo:paragraph-rsid="000beebb" fo:background-color="#ffffff" style:font-size-asian="14pt" style:font-weight-asian="bold" style:font-size-complex="14pt" style:font-weight-complex="bold"/>
    </style:style>
    <style:style style:name="P7" style:family="paragraph" style:parent-style-name="Standard">
      <style:paragraph-properties style:line-height-at-least="0.393cm"/>
      <style:text-properties fo:font-size="12pt" style:font-size-asian="12pt" style:font-size-complex="12pt"/>
    </style:style>
    <style:style style:name="T1" style:family="text">
      <style:text-properties fo:color="#0000ff"/>
    </style:style>
    <style:style style:name="T2" style:family="text">
      <style:text-properties fo:color="#2b91af"/>
    </style:style>
    <style:style style:name="T3" style:family="text">
      <style:text-properties fo:color="#808080"/>
    </style:style>
    <style:style style:name="T4" style:family="text">
      <style:text-properties fo:color="#a315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al No:- 8</text:p>
      <text:p text:style-name="P1"/>
      <text:p text:style-name="P2">Constructor Overloading by passing objects as arguments</text:p>
      <text:p text:style-name="P2"/>
      <text:p text:style-name="P3">Code-&gt;</text:p>
      <text:p text:style-name="P3"/>
      <text:p text:style-name="P5"><text:span text:style-name="T1">import</text:span> java.util.*;</text:p>
      <text:p text:style-name="P7"/>
      <text:p text:style-name="P5"><text:span text:style-name="T1">class</text:span> <text:span text:style-name="T2">area</text:span> {</text:p>
      <text:p text:style-name="P5"><text:span text:style-name="T1">double</text:span> length, breadth;</text:p>
      <text:p text:style-name="P7"/>
      <text:p text:style-name="P5">area() {</text:p>
      <text:p text:style-name="P5">length = 0;</text:p>
      <text:p text:style-name="P5">breadth = 0;</text:p>
      <text:p text:style-name="P5">}</text:p>
      <text:p text:style-name="P7"/>
      <text:p text:style-name="P5">area(<text:span text:style-name="T1">int</text:span> <text:span text:style-name="T3">l</text:span>, <text:span text:style-name="T1">int</text:span> <text:span text:style-name="T3">b</text:span>) {</text:p>
      <text:p text:style-name="P5">length = l;</text:p>
      <text:p text:style-name="P5">breadth = b;</text:p>
      <text:p text:style-name="P5">}</text:p>
      <text:p text:style-name="P7"/>
      <text:p text:style-name="P5">area(<text:span text:style-name="T1">int</text:span> <text:span text:style-name="T3">l</text:span>) {</text:p>
      <text:p text:style-name="P5">length = breadth = l;</text:p>
      <text:p text:style-name="P5">}</text:p>
      <text:p text:style-name="P7"/>
      <text:p text:style-name="P5"><text:span text:style-name="T1">double</text:span> area() {</text:p>
      <text:p text:style-name="P5"><text:span text:style-name="T1">return</text:span> length * breadth;</text:p>
      <text:p text:style-name="P7"/>
      <text:p text:style-name="P5">}</text:p>
      <text:p text:style-name="P5">}</text:p>
      <text:p text:style-name="P7"/>
      <text:p text:style-name="P5"><text:span text:style-name="T1">public</text:span> <text:span text:style-name="T1">class</text:span> <text:span text:style-name="T2">Rectangle</text:span> {</text:p>
      <text:p text:style-name="P7"/>
      <text:p text:style-name="P5"><text:span text:style-name="T1">public</text:span> <text:span text:style-name="T1">static</text:span> <text:span text:style-name="T1">void</text:span> main(<text:span text:style-name="T1">String</text:span> <text:span text:style-name="T3">args</text:span>[]) {</text:p>
      <text:p text:style-name="P5">area r1 = <text:span text:style-name="T1">new</text:span> area();</text:p>
      <text:p text:style-name="P5">area r2 = <text:span text:style-name="T1">new</text:span> area(5);</text:p>
      <text:p text:style-name="P5">area r3 = <text:span text:style-name="T1">new</text:span> area(2, 6);</text:p>
      <text:p text:style-name="P5">System.out.println(<text:span text:style-name="T4">"area of rectangle 1 is: "</text:span> + r1.area());</text:p>
      <text:p text:style-name="P5">System.out.println(<text:span text:style-name="T4">"area of rectangle 2 is: "</text:span> + r2.area());</text:p>
      <text:p text:style-name="P5">System.out.println(<text:span text:style-name="T4">"area of rectangle 3 is: "</text:span> + r3.area());</text:p>
      <text:p text:style-name="P7"/>
      <text:p text:style-name="P5">}</text:p>
      <text:p text:style-name="P5">}</text:p>
      <text:p text:style-name="P4"/>
      <text:p text:style-name="P6">Output:-</text:p>
      <text:p text:style-name="P6"><draw:frame draw:style-name="fr1" draw:name="Image1" text:anchor-type="char" svg:width="17cm" svg:height="1.716cm" draw:z-index="0"><draw:image xlink:href="Pictures/100002010000035400000056FEECBB432803B2A9.png" xlink:type="simple" xlink:show="embed" xlink:actuate="onLoad" loext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0T10:35:28.604117078</meta:creation-date>
    <dc:date>2022-10-20T10:39:11.017844524</dc:date>
    <meta:editing-duration>PT3M42S</meta:editing-duration>
    <meta:editing-cycles>1</meta:editing-cycles>
    <meta:document-statistic meta:table-count="0" meta:image-count="1" meta:object-count="0" meta:page-count="1" meta:paragraph-count="32" meta:word-count="111" meta:character-count="602" meta:non-whitespace-character-count="523"/>
    <meta:generator>LibreOffice/6.4.7.2$Linux_X86_64 LibreOffice_project/40$Build-2</meta:generator>
  </office:meta>
</office:document-meta>
</file>